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372F9FB2F658966F.png" manifest:media-type="image/png"/>
  <manifest:file-entry manifest:full-path="Pictures/10000201000002D1000003F86353069DA00328CE.png" manifest:media-type="image/png"/>
  <manifest:file-entry manifest:full-path="Pictures/10000201000002D1000003F87454A80A55C122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2cm" svg:y="1.07cm">
          <draw:image xlink:href="Pictures/10000201000002D1000003F87454A80A55C1220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2cm" svg:y="9.67cm">
          <draw:image xlink:href="Pictures/10000201000002D1000003F87454A80A55C1220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2cm" svg:y="18.27cm">
          <draw:image xlink:href="Pictures/10000201000002D1000003F86353069DA00328CE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2cm" svg:y="1.07cm">
          <draw:image xlink:href="Pictures/10000201000002D1000003F87454A80A55C1220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2cm" svg:y="9.67cm">
          <draw:image xlink:href="Pictures/10000201000002D1000003F87454A80A55C1220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5cm" svg:y="18.27cm">
          <draw:image xlink:href="Pictures/10000201000002D1000003F86353069DA00328CE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2cm" svg:y="1.07cm">
          <draw:image xlink:href="Pictures/10000201000002D1000003F87454A80A55C1220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2cm" svg:y="9.67cm">
          <draw:image xlink:href="Pictures/10000201000002D1000003F87454A80A55C1220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5cm" svg:y="18.27cm">
          <draw:image xlink:href="Pictures/10000201000002D1000003F8372F9FB2F658966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1:32:49.304505968</meta:print-date>
    <dc:date>2024-01-24T14:56:17.114294132</dc:date>
    <meta:editing-duration>PT1H19M34S</meta:editing-duration>
    <meta:editing-cycles>9</meta:editing-cycles>
    <meta:generator>LibreOffice/6.4.7.2$Linux_X86_64 LibreOffice_project/40$Build-2</meta:generator>
    <meta:document-statistic meta:object-count="9"/>
  </office:meta>
</office:document-meta>
</file>